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n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20733431" calcext:value-type="float">
            <text:p>20733431</text:p>
          </table:table-cell>
          <table:table-cell office:value-type="string" calcext:value-type="string">
            <text:p>r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ea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73204713" calcext:value-type="float">
            <text:p>373204713</text:p>
          </table:table-cell>
          <table:table-cell office:value-type="string" calcext:value-type="string">
            <text:p>B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elin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83" calcext:value-type="float">
            <text:p>0.83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22" calcext:value-type="float">
            <text:p>0.22</text:p>
          </table:table-cell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ps</text:p>
          </table:table-cell>
          <table:table-cell office:value-type="float" office:value="200246" calcext:value-type="float">
            <text:p>200246</text:p>
          </table:table-cell>
          <table:table-cell office:value-type="float" office:value="9013504" calcext:value-type="float">
            <text:p>9013504</text:p>
          </table:table-cell>
          <table:table-cell table:number-columns-repeated="3"/>
          <table:table-cell table:formula="of:=[.H11]+[.H10]" office:value-type="float" office:value="1.05" calcext:value-type="float">
            <text:p>1.05</text:p>
          </table:table-cell>
          <table:table-cell office:value-type="string" calcext:value-type="string">
            <text:p>co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office:value-type="float" office:value="8009840" calcext:value-type="float">
            <text:p>8009840</text:p>
          </table:table-cell>
          <table:table-cell office:value-type="float" office:value="360540160" calcext:value-type="float">
            <text:p>36054016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string" calcext:value-type="string">
            <text:p>clients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6" calcext:value-type="float">
            <text:p>256</text:p>
          </table:table-cell>
          <table:table-cell office:value-type="string" calcext:value-type="string">
            <text:p>pipe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bit</text:p>
          </table:table-cell>
          <table:table-cell table:formula="of:=[.C14]*8/1000000" office:value-type="float" office:value="64.07872" calcext:value-type="float">
            <text:p>64.07872</text:p>
          </table:table-cell>
          <table:table-cell table:formula="of:=[.D14]*8/1000000" office:value-type="float" office:value="2884.32128" calcext:value-type="float">
            <text:p>2884.3212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ime</text:p>
          </table:table-cell>
          <table:table-cell office:value-type="float" office:value="13310" calcext:value-type="float">
            <text:p>13310</text:p>
          </table:table-cell>
          <table:table-cell office:value-type="string" calcext:value-type="string">
            <text:p>millisecond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et.send</text:p>
          </table:table-cell>
          <table:table-cell office:value-type="float" office:value="1824" calcext:value-type="float">
            <text:p>1824</text:p>
          </table:table-cell>
          <table:table-cell table:formula="of:=[.I19]/[.I18]" office:value-type="float" office:value="0.137039819684448" calcext:value-type="float">
            <text:p>0.1370398196844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et.recv</text:p>
          </table:table-cell>
          <table:table-cell office:value-type="float" office:value="1124" calcext:value-type="float">
            <text:p>1124</text:p>
          </table:table-cell>
          <table:table-cell table:formula="of:=[.I20]/[.I18]" office:value-type="float" office:value="0.0844477836213373" calcext:value-type="float">
            <text:p>0.0844477836213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op.wait</text:p>
          </table:table-cell>
          <table:table-cell office:value-type="float" office:value="165" calcext:value-type="float">
            <text:p>165</text:p>
          </table:table-cell>
          <table:table-cell table:formula="of:=[.I21]/[.I18]" office:value-type="float" office:value="0.012396694214876" calcext:value-type="float">
            <text:p>0.0123966942148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emcpy</text:p>
          </table:table-cell>
          <table:table-cell office:value-type="float" office:value="51" calcext:value-type="float">
            <text:p>51</text:p>
          </table:table-cell>
          <table:table-cell table:formula="of:=[.I22]/[.I18]" office:value-type="float" office:value="0.00383170548459805" calcext:value-type="float">
            <text:p>0.00383170548459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ser.parse</text:p>
          </table:table-cell>
          <table:table-cell office:value-type="float" office:value="10077" calcext:value-type="float">
            <text:p>10077</text:p>
          </table:table-cell>
          <table:table-cell table:formula="of:=[.I23]/[.I18]" office:value-type="float" office:value="0.75709992486852" calcext:value-type="float">
            <text:p>0.75709992486852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8"/>
          <table:table-cell table:formula="of:=SUM([.I19:.I26])" office:value-type="float" office:value="13241" calcext:value-type="float">
            <text:p>132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5:16:40.865641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2T02:30:22.365574443</meta:creation-date>
    <dc:date>2020-03-12T05:16:44.451724674</dc:date>
    <meta:editing-duration>PT5M5S</meta:editing-duration>
    <meta:editing-cycles>2</meta:editing-cycles>
    <meta:generator>LibreOffice/6.3.5.2$Linux_X86_64 LibreOffice_project/30$Build-2</meta:generator>
    <meta:document-statistic meta:table-count="1" meta:cell-count="49" meta:object-count="0"/>
  </office:meta>
</office:document-meta>
</file>